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ext-properties fo:color="#333333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0">
      <style:text-properties fo:color="#333333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ext-properties fo:color="#333333"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ext-properties fo:color="#333333" style:font-name="Verdana" style:font-name-asian="Verdana" style:font-name-complex="Verdana" fo:font-size="8pt" style:font-size-asian="8pt" style:font-size-complex="8pt"/>
    </style:style>
    <style:style style:name="ce8" style:family="table-cell" style:parent-style-name="Hiperpovezava" style:data-style-name="N0">
      <style:text-properties fo:color="#0000FF" style:text-underline-style="solid" style:text-underline-type="single"/>
    </style:style>
    <style:style style:name="ce9" style:family="table-cell" style:parent-style-name="Hiperpovezava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0.715625cm"/>
    </style:style>
    <style:style style:name="co5" style:family="table-column">
      <style:table-column-properties fo:break-before="auto" style:column-width="0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2" table:default-cell-style-name="ce1" table:visibility="collapse"/>
        <table:table-column table:style-name="co1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74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4" table:style-name="ce1"/>
          <table:table-cell office:value-type="string" table:style-name="ce2">
            <text:p>manufacturer #</text:p>
          </table:table-cell>
          <table:table-cell office:value-type="string" table:style-name="ce2">
            <text:p>mouser #</text:p>
          </table:table-cell>
          <table:table-cell office:value-type="string" table:style-name="ce2">
            <text:p>farnell #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&gt; <text:s/>C1-C3</text:p>
          </table:table-cell>
          <table:table-cell office:value-type="string" table:style-name="ce2">
            <text:p>2.2u 35V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3">
            <text:p>C2012X7R1V225M085AC</text:p>
          </table:table-cell>
          <table:table-cell office:value-type="string" table:style-name="ce2">
            <text:p>810-C2012X7R1V225M8A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810-C2012X7R1V225M8A</text:p>
          </table:table-cell>
          <table:table-cell office:value-type="float" office:value="6" table:formula="msoxl:=P2*2" table:style-name="ce1">
            <text:p>6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1855950</text:p>
          </table:table-cell>
          <table:table-cell office:value-type="float" office:value="8" table:formula="msoxl:=2*V2" table:style-name="ce1">
            <text:p>8</text:p>
          </table:table-cell>
          <table:table-cell table:number-columns-repeated="16360" table:style-name="ce1"/>
        </table:table-row>
        <table:table-row table:style-name="ro1">
          <table:table-cell/>
          <table:table-cell office:value-type="string" table:style-name="ce1">
            <text:p>&gt; <text:s/>C4-C9, C13-C15, C65-C67, C104</text:p>
          </table:table-cell>
          <table:table-cell office:value-type="string" table:style-name="ce2">
            <text:p>27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3">
            <text:p>VJ1206Y475KXXTW1BC</text:p>
          </table:table-cell>
          <table:table-cell office:value-type="string" table:style-name="ce3">
            <text:p>77-VJ126Y475KXXTW1BC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3">
            <text:p>77-VJ126Y475KXXTW1BC</text:p>
          </table:table-cell>
          <table:table-cell office:value-type="float" office:value="26" table:formula="msoxl:=P3*2" table:style-name="ce1">
            <text:p>26</text:p>
          </table:table-cell>
          <table:table-cell table:style-name="ce1"/>
          <table:table-cell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2353189</text:p>
          </table:table-cell>
          <table:table-cell office:value-type="float" office:value="6" table:formula="msoxl:=2*V3" table:style-name="ce1">
            <text:p>6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9-C24, C100, C110-C112, C114</text:p>
          </table:table-cell>
          <table:table-cell office:value-type="string" table:style-name="ce2">
            <text:p>4.7u 25V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4">
            <text:p>885012206089</text:p>
          </table:table-cell>
          <table:table-cell office:value-type="string" table:style-name="ce4">
            <text:p>710-885012206089</text:p>
          </table:table-cell>
          <table:table-cell table:style-name="ce2"/>
          <table:table-cell table:style-name="ce1"/>
          <table:table-cell table:style-name="ce2"/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4">
            <text:p>710-885012206089</text:p>
          </table:table-cell>
          <table:table-cell office:value-type="float" office:value="22" table:formula="msoxl:=P4*2" table:style-name="ce1">
            <text:p>22</text:p>
          </table:table-cell>
          <table:table-cell table:style-name="ce1"/>
          <table:table-cell table:style-name="ce3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2675131</text:p>
          </table:table-cell>
          <table:table-cell office:value-type="float" office:value="6" table:formula="msoxl:=2*V4" table:style-name="ce1">
            <text:p>6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25-C30, C75, C77, C79-C81, C85, C91</text:p>
          </table:table-cell>
          <table:table-cell office:value-type="string" table:style-name="ce2">
            <text:p>1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5">
            <text:p>885012206071</text:p>
          </table:table-cell>
          <table:table-cell office:value-type="string" table:style-name="ce6">
            <text:p>710-885012206071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6">
            <text:p>710-885012206071</text:p>
          </table:table-cell>
          <table:table-cell office:value-type="float" office:value="26" table:formula="msoxl:=P5*2" table:style-name="ce1">
            <text:p>26</text:p>
          </table:table-cell>
          <table:table-cell table:style-name="ce1"/>
          <table:table-cell table:style-name="ce4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1431273</text:p>
          </table:table-cell>
          <table:table-cell office:value-type="float" office:value="2" table:formula="msoxl:=2*V5" table:style-name="ce1">
            <text:p>2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0-C12, C16-C18, C31-C33, C63, C68-C71, C74, C82, C84, C86-C88, C90, C96, C101</text:p>
          </table:table-cell>
          <table:table-cell office:value-type="string" table:style-name="ce2">
            <text:p>10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4">
            <text:p>885012207001</text:p>
          </table:table-cell>
          <table:table-cell office:value-type="string" table:style-name="ce3">
            <text:p>710-885012207001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3">
            <text:p>710-885012207001</text:p>
          </table:table-cell>
          <table:table-cell office:value-type="float" office:value="46" table:formula="msoxl:=P6*2" table:style-name="ce1">
            <text:p>46</text:p>
          </table:table-cell>
          <table:table-cell table:style-name="ce1"/>
          <table:table-cell table:style-name="ce6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9802754</text:p>
          </table:table-cell>
          <table:table-cell office:value-type="float" office:value="2" table:formula="msoxl:=2*V6" table:style-name="ce1">
            <text:p>2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34-C39, C54, C62, C64, C76, C78, C83, C89, C95, C99, C102, C103, C106, C109</text:p>
          </table:table-cell>
          <table:table-cell office:value-type="string" table:style-name="ce2">
            <text:p>2.2u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2">
            <text:p>B41858C9477M000</text:p>
          </table:table-cell>
          <table:table-cell office:value-type="string" table:style-name="ce3">
            <text:p>871-B41858C9477M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3">
            <text:p>871-B41858C9477M</text:p>
          </table:table-cell>
          <table:table-cell office:value-type="float" office:value="38" table:formula="msoxl:=P7*2" table:style-name="ce1">
            <text:p>38</text:p>
          </table:table-cell>
          <table:table-cell table:style-name="ce1"/>
          <table:table-cell table:style-name="ce3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2709931</text:p>
          </table:table-cell>
          <table:table-cell office:value-type="float" office:value="48" table:formula="msoxl:=2*V7" table:style-name="ce1">
            <text:p>48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0, C43, C46, C49, C52, C56-C61</text:p>
          </table:table-cell>
          <table:table-cell office:value-type="string" table:style-name="ce2">
            <text:p>B41858C9477M000</text:p>
          </table:table-cell>
          <table:table-cell office:value-type="string" table:style-name="ce1">
            <text:p>Capacitor_THT:C_Radial_D18.0mm_H25mm_P7.50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B41858D9337M000 </text:p>
          </table:table-cell>
          <table:table-cell office:value-type="string" table:style-name="ce2">
            <text:p>871-B41858D9337M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871-B41858D9337M</text:p>
          </table:table-cell>
          <table:table-cell office:value-type="float" office:value="22" table:formula="msoxl:=P8*2" table:style-name="ce1">
            <text:p>22</text:p>
          </table:table-cell>
          <table:table-cell table:style-name="ce1"/>
          <table:table-cell table:style-name="ce3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2803377</text:p>
          </table:table-cell>
          <table:table-cell office:value-type="float" office:value="2" table:formula="msoxl:=2*V8" table:style-name="ce1">
            <text:p>2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1, C44, C47, C50, C53, C55</text:p>
          </table:table-cell>
          <table:table-cell office:value-type="string" table:style-name="ce2">
            <text:p>F611BY685K100A</text:p>
          </table:table-cell>
          <table:table-cell office:value-type="string" table:style-name="ce1">
            <text:p>Capacitor_THT:C_Rect_L18.0mm_W11.0mm_P15.00mm_FKS3_FKP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C1206C105K1RACTU</text:p>
          </table:table-cell>
          <table:table-cell office:value-type="string" table:style-name="ce3">
            <text:p>80-C1206C105K1R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3">
            <text:p>80-C1206C105K1R</text:p>
          </table:table-cell>
          <table:table-cell office:value-type="float" office:value="12" table:formula="msoxl:=P9*2" table:style-name="ce1">
            <text:p>12</text:p>
          </table:table-cell>
          <table:table-cell table:style-name="ce1"/>
          <table:table-cell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2854012</text:p>
          </table:table-cell>
          <table:table-cell office:value-type="float" office:value="2" table:formula="msoxl:=2*V9" table:style-name="ce1">
            <text:p>2</text:p>
          </table:table-cell>
          <table:table-cell table:number-columns-repeated="2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2, C45, C48, C51</text:p>
          </table:table-cell>
          <table:table-cell office:value-type="string" table:style-name="ce2">
            <text:p>C1206C105K1RACTU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0603C271J5GACTU</text:p>
          </table:table-cell>
          <table:table-cell office:value-type="string" table:style-name="ce6">
            <text:p>80-C0603C271J5G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6">
            <text:p>80-C0603C271J5G</text:p>
          </table:table-cell>
          <table:table-cell office:value-type="float" office:value="8" table:formula="msoxl:=P10*2" table:style-name="ce1">
            <text:p>8</text:p>
          </table:table-cell>
          <table:table-cell table:style-name="ce1"/>
          <table:table-cell table:style-name="ce3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72, C73</text:p>
          </table:table-cell>
          <table:table-cell office:value-type="string" table:style-name="ce2">
            <text:p>15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885012006052</text:p>
          </table:table-cell>
          <table:table-cell office:value-type="string" table:style-name="ce6">
            <text:p>710-885012006052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6">
            <text:p>710-885012006052</text:p>
          </table:table-cell>
          <table:table-cell office:value-type="float" office:value="4" table:formula="msoxl:=P11*2" table:style-name="ce1">
            <text:p>4</text:p>
          </table:table-cell>
          <table:table-cell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92-C94, C98</text:p>
          </table:table-cell>
          <table:table-cell office:value-type="string" table:style-name="ce2">
            <text:p>0.47u 200V</text:p>
          </table:table-cell>
          <table:table-cell office:value-type="string" table:style-name="ce1">
            <text:p>Capacitor_SMD:C_1210_3225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MC1210B474K201CT</text:p>
          </table:table-cell>
          <table:table-cell table:style-name="ce2"/>
          <table:table-cell office:value-type="string" table:style-name="ce2">
            <text:p>1855950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581-TAJD107M016R</text:p>
          </table:table-cell>
          <table:table-cell office:value-type="float" office:value="2" table:formula="msoxl:=P12*2" table:style-name="ce1">
            <text:p>2</text:p>
          </table:table-cell>
          <table:table-cell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97</text:p>
          </table:table-cell>
          <table:table-cell office:value-type="string" table:style-name="ce2">
            <text:p>100u</text:p>
          </table:table-cell>
          <table:table-cell office:value-type="string" table:style-name="ce1">
            <text:p>Capacitor_Tantalum_SMD:CP_EIA-6032-28_Kemet-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AJD107M016RNJ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AJD107M016RNJ</text:p>
          </table:table-cell>
          <table:table-cell office:value-type="string" table:style-name="ce3">
            <text:p>581-TAJD107M016R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81-GRM1885C1H131GA1D</text:p>
          </table:table-cell>
          <table:table-cell office:value-type="float" office:value="2" table:formula="msoxl:=P13*2" table:style-name="ce1">
            <text:p>2</text:p>
          </table:table-cell>
          <table:table-cell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105</text:p>
          </table:table-cell>
          <table:table-cell office:value-type="string" table:style-name="ce2">
            <text:p>13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GRM1885C1H131GA01D</text:p>
          </table:table-cell>
          <table:table-cell office:value-type="string" table:style-name="ce3">
            <text:p>81-GRM1885C1H131GA1D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710-885012206044</text:p>
          </table:table-cell>
          <table:table-cell office:value-type="float" office:value="2" table:formula="msoxl:=P14*2" table:style-name="ce1">
            <text:p>2</text:p>
          </table:table-cell>
          <table:table-cell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<text:s text:c="4"/>C107</text:p>
          </table:table-cell>
          <table:table-cell office:value-type="string" table:style-name="ce2">
            <text:p>47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206044</text:p>
          </table:table-cell>
          <table:table-cell office:value-type="string" table:style-name="ce6">
            <text:p>710-885012206044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710-885012006051</text:p>
          </table:table-cell>
          <table:table-cell office:value-type="float" office:value="2" table:formula="msoxl:=P15*2" table:style-name="ce1">
            <text:p>2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<text:s text:c="4"/>C108</text:p>
          </table:table-cell>
          <table:table-cell office:value-type="string" table:style-name="ce2">
            <text:p>1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006051</text:p>
          </table:table-cell>
          <table:table-cell office:value-type="string" table:style-name="ce6">
            <text:p>710-885012006051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863-MMSZ5231BT1G</text:p>
          </table:table-cell>
          <table:table-cell office:value-type="float" office:value="2" table:formula="msoxl:=P16*2" table:style-name="ce1">
            <text:p>2</text:p>
          </table:table-cell>
          <table:table-cell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115-C117</text:p>
          </table:table-cell>
          <table:table-cell office:value-type="string" table:style-name="ce2">
            <text:p>TR3D157K016C0075</text:p>
          </table:table-cell>
          <table:table-cell office:value-type="string" table:style-name="ce1">
            <text:p>Capacitor_Tantalum_SMD:CP_EIA-7343-31_Kemet-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TR3D157K016C0075</text:p>
          </table:table-cell>
          <table:table-cell table:style-name="ce2"/>
          <table:table-cell office:value-type="string" table:style-name="ce2">
            <text:p>2353189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511-SMAJ12A-TR</text:p>
          </table:table-cell>
          <table:table-cell office:value-type="float" office:value="2" table:formula="msoxl:=P17*2" table:style-name="ce1">
            <text:p>2</text:p>
          </table:table-cell>
          <table:table-cell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D1-D3</text:p>
          </table:table-cell>
          <table:table-cell office:value-type="string" table:style-name="ce2">
            <text:p>SS115+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SS115+</text:p>
          </table:table-cell>
          <table:table-cell table:style-name="ce2"/>
          <table:table-cell office:value-type="string" table:style-name="ce2">
            <text:p>2675131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3">
            <text:p>81-BLM11A102S</text:p>
          </table:table-cell>
          <table:table-cell office:value-type="float" office:value="10" table:formula="msoxl:=P18*2" table:style-name="ce1">
            <text:p>10</text:p>
          </table:table-cell>
          <table:table-cell table:style-name="ce1"/>
          <table:table-cell table:style-name="ce6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D7</text:p>
          </table:table-cell>
          <table:table-cell office:value-type="string" table:style-name="ce2">
            <text:p>MMSZ5231BT1G</text:p>
          </table:table-cell>
          <table:table-cell office:value-type="string" table:style-name="ce1">
            <text:p>Diode_SMD:D_SOD-12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MSZ5231BT1G</text:p>
          </table:table-cell>
          <table:table-cell office:value-type="string" table:style-name="ce3">
            <text:p>863-MMSZ5231BT1G</text:p>
          </table:table-cell>
          <table:table-cell office:value-type="string" table:style-name="ce2">
            <text:p>1431273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584-LTC7801EUFDPBF</text:p>
          </table:table-cell>
          <table:table-cell office:value-type="float" office:value="2" table:formula="msoxl:=P19*2" table:style-name="ce1">
            <text:p>2</text:p>
          </table:table-cell>
          <table:table-cell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D9</text:p>
          </table:table-cell>
          <table:table-cell office:value-type="string" table:style-name="ce2">
            <text:p>12.7V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MAJ12A-TR</text:p>
          </table:table-cell>
          <table:table-cell office:value-type="string" table:style-name="ce6">
            <text:p>511-SMAJ12A-TR</text:p>
          </table:table-cell>
          <table:table-cell office:value-type="string" table:style-name="ce2">
            <text:p>9802754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710-614105150721</text:p>
          </table:table-cell>
          <table:table-cell office:value-type="float" office:value="2" table:formula="msoxl:=P20*2" table:style-name="ce1">
            <text:p>2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FB1-FB3, FB7, FB8</text:p>
          </table:table-cell>
          <table:table-cell office:value-type="string" table:style-name="ce2">
            <text:p>BLM18AG102SN1D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3">
            <text:p>BLM18AG102SN1D</text:p>
          </table:table-cell>
          <table:table-cell office:value-type="string" table:style-name="ce3">
            <text:p>81-BLM11A102S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710-7443633300</text:p>
          </table:table-cell>
          <table:table-cell office:value-type="float" office:value="2" table:formula="msoxl:=P21*2" table:style-name="ce1">
            <text:p>2</text:p>
          </table:table-cell>
          <table:table-cell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IC1</text:p>
          </table:table-cell>
          <table:table-cell office:value-type="string" table:style-name="ce2">
            <text:p>LTC7801</text:p>
          </table:table-cell>
          <table:table-cell office:value-type="string" table:style-name="ce1">
            <text:p>Package_DFN_QFN:QFN-24-1EP_4x5mm_P0.5mm_EP2.65x3.65m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TC7801EUFD#PBF</text:p>
          </table:table-cell>
          <table:table-cell office:value-type="string" table:style-name="ce6">
            <text:p>584-LTC7801EUFDPBF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512-FDMS86252L</text:p>
          </table:table-cell>
          <table:table-cell office:value-type="float" office:value="2" table:formula="msoxl:=P22*2" table:style-name="ce1">
            <text:p>2</text:p>
          </table:table-cell>
          <table:table-cell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J10</text:p>
          </table:table-cell>
          <table:table-cell office:value-type="string" table:style-name="ce2">
            <text:p>614105150721</text:p>
          </table:table-cell>
          <table:table-cell office:value-type="string" table:style-name="ce1">
            <text:p>Connector_USB:USB_Micro-B_Wuerth_614105150721_Vertical_CircularHole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14105150721</text:p>
          </table:table-cell>
          <table:table-cell office:value-type="string" table:style-name="ce2">
            <text:p>710-614105150721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6">
            <text:p>71-CRCW060360R4FKEAC</text:p>
          </table:table-cell>
          <table:table-cell office:value-type="float" office:value="22" table:formula="msoxl:=P23*2" table:style-name="ce1">
            <text:p>22</text:p>
          </table:table-cell>
          <table:table-cell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J17</text:p>
          </table:table-cell>
          <table:table-cell office:value-type="string" table:style-name="ce2">
            <text:p>12V OUT</text:p>
          </table:table-cell>
          <table:table-cell office:value-type="string" table:style-name="ce1">
            <text:p>conn-amass:AMASS_XT30U-M_1x02_P5.0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XT30U</text:p>
          </table:table-cell>
          <table:table-cell table:number-columns-repeated="4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71-RCG12062R20JNEA</text:p>
          </table:table-cell>
          <table:table-cell office:value-type="float" office:value="6" table:formula="msoxl:=P24*2" table:style-name="ce1">
            <text:p>6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L1</text:p>
          </table:table-cell>
          <table:table-cell office:value-type="string" table:style-name="ce2">
            <text:p>7443633300</text:p>
          </table:table-cell>
          <table:table-cell office:value-type="string" table:style-name="ce1">
            <text:p>moje:WE-HCF-201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7443633300</text:p>
          </table:table-cell>
          <table:table-cell office:value-type="string" table:style-name="ce3">
            <text:p>710-7443633300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6">
            <text:p>279-CRGCQ0603F2K2</text:p>
          </table:table-cell>
          <table:table-cell office:value-type="float" office:value="46" table:formula="msoxl:=P25*2" table:style-name="ce1">
            <text:p>46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Q1-Q24</text:p>
          </table:table-cell>
          <table:table-cell office:value-type="string" table:style-name="ce2">
            <text:p>IRF135B203</text:p>
          </table:table-cell>
          <table:table-cell office:value-type="string" table:style-name="ce1">
            <text:p>moje:TO-220-3_hor_tabup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IRF135B203</text:p>
          </table:table-cell>
          <table:table-cell table:style-name="ce2"/>
          <table:table-cell office:value-type="string" table:style-name="ce2">
            <text:p>2709931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66-LRMAP5930BR0002FT</text:p>
          </table:table-cell>
          <table:table-cell office:value-type="float" office:value="6" table:formula="msoxl:=P26*2" table:style-name="ce1">
            <text:p>6</text:p>
          </table:table-cell>
          <table:table-cell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Q25</text:p>
          </table:table-cell>
          <table:table-cell office:value-type="string" table:style-name="ce2">
            <text:p>FDMS86252L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FDMS86252L</text:p>
          </table:table-cell>
          <table:table-cell office:value-type="string" table:style-name="ce2">
            <text:p>512-FDMS86252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6">
            <text:p>71-CRCW080510R0FKEAC</text:p>
          </table:table-cell>
          <table:table-cell office:value-type="float" office:value="50" table:formula="msoxl:=P27*2" table:style-name="ce1">
            <text:p>50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Q26</text:p>
          </table:table-cell>
          <table:table-cell office:value-type="string" table:style-name="ce2">
            <text:p>BSC110N15NS5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BSC110N15NS5</text:p>
          </table:table-cell>
          <table:table-cell table:style-name="ce2"/>
          <table:table-cell office:value-type="string" table:style-name="ce2">
            <text:p>2803377</text:p>
          </table:table-cell>
          <table:table-cell table:number-columns-repeated="2" table:style-name="ce2"/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6">
            <text:p>71-CRCW0805-150K-E3</text:p>
          </table:table-cell>
          <table:table-cell office:value-type="float" office:value="8" table:formula="msoxl:=P28*2" table:style-name="ce1">
            <text:p>8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-R9, R83, R86</text:p>
          </table:table-cell>
          <table:table-cell office:value-type="string" table:style-name="ce2">
            <text:p>60R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CRCW060360R4FKEAC</text:p>
          </table:table-cell>
          <table:table-cell office:value-type="string" table:style-name="ce6">
            <text:p>71-CRCW060360R4FKEAC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6">
            <text:p>71-CRCW0603-3.24K-E3</text:p>
          </table:table-cell>
          <table:table-cell office:value-type="float" office:value="8" table:formula="msoxl:=P29*2" table:style-name="ce1">
            <text:p>8</text:p>
          </table:table-cell>
          <table:table-cell table:style-name="ce1"/>
          <table:table-cell table:style-name="ce6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0-R12</text:p>
          </table:table-cell>
          <table:table-cell office:value-type="string" table:style-name="ce2">
            <text:p>2.2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RCG12062R20JNEA</text:p>
          </table:table-cell>
          <table:table-cell office:value-type="string" table:style-name="ce2">
            <text:p>71-RCG12062R20JNEA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6">
            <text:p>71-RCG12061R00JNEA</text:p>
          </table:table-cell>
          <table:table-cell office:value-type="float" office:value="8" table:formula="msoxl:=P30*2" table:style-name="ce1">
            <text:p>8</text:p>
          </table:table-cell>
          <table:table-cell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3-R18, R22-R24, R66-R73, R75, R76, R79-R82</text:p>
          </table:table-cell>
          <table:table-cell office:value-type="string" table:style-name="ce2">
            <text:p>2k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">
            <text:p>CRGCQ0603F2K2</text:p>
          </table:table-cell>
          <table:table-cell office:value-type="string" table:style-name="ce6">
            <text:p>279-CRGCQ0603F2K2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6">
            <text:p>755-SFR03EZPF1002</text:p>
          </table:table-cell>
          <table:table-cell office:value-type="float" office:value="10" table:formula="msoxl:=P31*2" table:style-name="ce1">
            <text:p>10</text:p>
          </table:table-cell>
          <table:table-cell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31-R33</text:p>
          </table:table-cell>
          <table:table-cell office:value-type="string" table:style-name="ce2">
            <text:p>200u</text:p>
          </table:table-cell>
          <table:table-cell office:value-type="string" table:style-name="ce1">
            <text:p>moje:LRMAP5930x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LRMAP5930B-R0002FT</text:p>
          </table:table-cell>
          <table:table-cell office:value-type="string" table:style-name="ce2">
            <text:p>66-LRMAP5930BR0002FT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6">
            <text:p>71-CRCW0603330RFKEAC</text:p>
          </table:table-cell>
          <table:table-cell office:value-type="float" office:value="4" table:formula="msoxl:=P32*2" table:style-name="ce1">
            <text:p>4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25-R30, R34-R51, R93</text:p>
          </table:table-cell>
          <table:table-cell office:value-type="string" table:style-name="ce2">
            <text:p>1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">
            <text:p>CRCW080510R0FKEAC</text:p>
          </table:table-cell>
          <table:table-cell office:value-type="string" table:style-name="ce6">
            <text:p>71-CRCW080510R0FKEAC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6">
            <text:p>603-RC0603FR-1324R9L</text:p>
          </table:table-cell>
          <table:table-cell office:value-type="float" office:value="4" table:formula="msoxl:=P33*2" table:style-name="ce1">
            <text:p>4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2, R54, R56, R63</text:p>
          </table:table-cell>
          <table:table-cell office:value-type="string" table:style-name="ce2">
            <text:p>15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805150KFKEA</text:p>
          </table:table-cell>
          <table:table-cell office:value-type="string" table:style-name="ce6">
            <text:p>71-CRCW0805-150K-E3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6">
            <text:p>71-CRCW0603-30.1K-E3</text:p>
          </table:table-cell>
          <table:table-cell office:value-type="float" office:value="6" table:formula="msoxl:=P34*2" table:style-name="ce1">
            <text:p>6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3, R55, R57, R64</text:p>
          </table:table-cell>
          <table:table-cell office:value-type="string" table:style-name="ce2">
            <text:p>3k2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6033K24FKEA</text:p>
          </table:table-cell>
          <table:table-cell office:value-type="string" table:style-name="ce6">
            <text:p>71-CRCW0603-3.24K-E3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603-RC0603FR-071ML</text:p>
          </table:table-cell>
          <table:table-cell office:value-type="float" office:value="2" table:formula="msoxl:=P35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8, R59, R61, R62</text:p>
          </table:table-cell>
          <table:table-cell office:value-type="string" table:style-name="ce2">
            <text:p>1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RCG12061R00JNEA</text:p>
          </table:table-cell>
          <table:table-cell office:value-type="string" table:style-name="ce6">
            <text:p>71-RCG12061R00JNEA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603-RC0603FR-079K1L</text:p>
          </table:table-cell>
          <table:table-cell office:value-type="float" office:value="2" table:formula="msoxl:=P36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9-R21, R60, R9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SFR03EZPF1002</text:p>
          </table:table-cell>
          <table:table-cell office:value-type="string" table:style-name="ce6">
            <text:p>755-SFR03EZPF1002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71-CRCW0603-80.6K-E3</text:p>
          </table:table-cell>
          <table:table-cell office:value-type="float" office:value="6" table:formula="msoxl:=P37*2" table:style-name="ce1">
            <text:p>6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74, R87</text:p>
          </table:table-cell>
          <table:table-cell office:value-type="string" table:style-name="ce2">
            <text:p>33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CRCW0603330RFKEAC</text:p>
          </table:table-cell>
          <table:table-cell office:value-type="string" table:style-name="ce6">
            <text:p>71-CRCW0603330RFKEAC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52-CR0603FX-7152ELF</text:p>
          </table:table-cell>
          <table:table-cell office:value-type="float" office:value="2" table:formula="msoxl:=P38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77, R78</text:p>
          </table:table-cell>
          <table:table-cell office:value-type="string" table:style-name="ce2">
            <text:p>24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RC0603FR-1324R9L</text:p>
          </table:table-cell>
          <table:table-cell office:value-type="string" table:style-name="ce6">
            <text:p>603-RC0603FR-1324R9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03-RC0603FR-13255KL</text:p>
          </table:table-cell>
          <table:table-cell office:value-type="float" office:value="2" table:formula="msoxl:=P39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84, R85, R94</text:p>
          </table:table-cell>
          <table:table-cell office:value-type="string" table:style-name="ce2">
            <text:p>30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30K1FKEA</text:p>
          </table:table-cell>
          <table:table-cell office:value-type="string" table:style-name="ce6">
            <text:p>71-CRCW0603-30.1K-E3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652-CR0603FX-6042ELF</text:p>
          </table:table-cell>
          <table:table-cell office:value-type="float" office:value="2" table:formula="msoxl:=P40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88</text:p>
          </table:table-cell>
          <table:table-cell office:value-type="string" table:style-name="ce2">
            <text:p>1M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1ML</text:p>
          </table:table-cell>
          <table:table-cell office:value-type="string" table:style-name="ce6">
            <text:p>603-RC0603FR-071M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603-RC0603FR-074K32L</text:p>
          </table:table-cell>
          <table:table-cell office:value-type="float" office:value="2" table:formula="msoxl:=P41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89</text:p>
          </table:table-cell>
          <table:table-cell office:value-type="string" table:style-name="ce2">
            <text:p>9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9K1L</text:p>
          </table:table-cell>
          <table:table-cell office:value-type="string" table:style-name="ce6">
            <text:p>603-RC0603FR-079K1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1-NCU18XH103F6SRB</text:p>
          </table:table-cell>
          <table:table-cell office:value-type="float" office:value="2" table:formula="msoxl:=P42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90, R91, R96</text:p>
          </table:table-cell>
          <table:table-cell office:value-type="string" table:style-name="ce2">
            <text:p>80k6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80K6FKEA</text:p>
          </table:table-cell>
          <table:table-cell office:value-type="string" table:style-name="ce2">
            <text:p>71-CRCW0603-80.6K-E3</text:p>
          </table:table-cell>
          <table:table-cell table:style-name="ce2"/>
          <table:table-cell table:style-name="ce7"/>
          <table:table-cell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6">
            <text:p>595-UCC21520DWR</text:p>
          </table:table-cell>
          <table:table-cell office:value-type="float" office:value="6" table:formula="msoxl:=P43*2" table:style-name="ce1">
            <text:p>6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5</text:p>
          </table:table-cell>
          <table:table-cell office:value-type="string" table:style-name="ce2">
            <text:p>71.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7152ELF</text:p>
          </table:table-cell>
          <table:table-cell office:value-type="string" table:style-name="ce2">
            <text:p>652-CR0603FX-7152ELF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6">
            <text:p>595-INA240A1D</text:p>
          </table:table-cell>
          <table:table-cell office:value-type="float" office:value="6" table:formula="msoxl:=P44*2" table:style-name="ce1">
            <text:p>6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7</text:p>
          </table:table-cell>
          <table:table-cell office:value-type="string" table:style-name="ce2">
            <text:p>25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13255KL</text:p>
          </table:table-cell>
          <table:table-cell office:value-type="string" table:style-name="ce2">
            <text:p>603-RC0603FR-13255K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595-LVC1G04QDBVRQ1</text:p>
          </table:table-cell>
          <table:table-cell office:value-type="float" office:value="2" table:formula="msoxl:=P45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8</text:p>
          </table:table-cell>
          <table:table-cell office:value-type="string" table:style-name="ce2">
            <text:p>60k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6042ELF</text:p>
          </table:table-cell>
          <table:table-cell office:value-type="string" table:style-name="ce6">
            <text:p>652-CR0603FX-6042ELF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511-STM32F405RGT6</text:p>
          </table:table-cell>
          <table:table-cell office:value-type="float" office:value="2" table:formula="msoxl:=P46*2" table:style-name="ce1">
            <text:p>2</text:p>
          </table:table-cell>
          <table:table-cell table:number-columns-repeated="4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9</text:p>
          </table:table-cell>
          <table:table-cell office:value-type="string" table:style-name="ce2">
            <text:p>4k3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4K32L</text:p>
          </table:table-cell>
          <table:table-cell office:value-type="string" table:style-name="ce6">
            <text:p>603-RC0603FR-074K32L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511-USBLC6-2SC6</text:p>
          </table:table-cell>
          <table:table-cell office:value-type="float" office:value="2" table:formula="msoxl:=P47*2" table:style-name="ce1">
            <text:p>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<text:s text:c="4"/>TH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NCU18XH103F6SRB </text:p>
          </table:table-cell>
          <table:table-cell office:value-type="string" table:style-name="ce2">
            <text:p>81-NCU18XH103F6SRB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771-TJA1051T/3/1J</text:p>
          </table:table-cell>
          <table:table-cell office:value-type="float" office:value="2" table:formula="msoxl:=P48*2" table:style-name="ce1">
            <text:p>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&gt; <text:s/>U1-U3</text:p>
          </table:table-cell>
          <table:table-cell office:value-type="string" table:style-name="ce2">
            <text:p>UCC21520DW</text:p>
          </table:table-cell>
          <table:table-cell office:value-type="string" table:style-name="ce1">
            <text:p>Package_SO:SOIC-16W_7.5x10.3mm_P1.27mm</text:p>
          </table:table-cell>
          <table:table-cell office:value-type="string" table:style-name="ce1">
            <text:p>http://www.ti.com/lit/ds/symlink/ucc2152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UCC21520DWR</text:p>
          </table:table-cell>
          <table:table-cell office:value-type="string" table:style-name="ce6">
            <text:p>595-UCC21520DWR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919-R-78E5.0-0.5</text:p>
          </table:table-cell>
          <table:table-cell office:value-type="float" office:value="2" table:formula="msoxl:=P49*2" table:style-name="ce1">
            <text:p>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&gt; <text:s/>U4-U6</text:p>
          </table:table-cell>
          <table:table-cell office:value-type="string" table:style-name="ce2">
            <text:p>INA240A1D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ti.com/lit/ds/symlink/ina24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INA240A1D</text:p>
          </table:table-cell>
          <table:table-cell office:value-type="string" table:style-name="ce6">
            <text:p>595-INA240A1D</text:p>
          </table:table-cell>
          <table:table-cell table:number-columns-repeated="3"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3">
            <text:p>595-LP5907MFX-3.3NPB</text:p>
          </table:table-cell>
          <table:table-cell office:value-type="float" office:value="2" table:formula="msoxl:=P50*2" table:style-name="ce1">
            <text:p>2</text:p>
          </table:table-cell>
          <table:table-cell table:number-columns-repeated="16366" table:style-name="ce1"/>
        </table:table-row>
        <table:table-row table:style-name="ro1">
          <table:table-cell/>
          <table:table-cell office:value-type="string" table:style-name="ce1">
            <text:p><text:s text:c="4"/>U7</text:p>
          </table:table-cell>
          <table:table-cell office:value-type="string" table:style-name="ce2">
            <text:p>SN74LVC1G04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sg/scyt129e/scyt129e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N74LVC1G04</text:p>
          </table:table-cell>
          <table:table-cell office:value-type="string" table:style-name="ce2">
            <text:p>595-LVC1G04QDBVRQ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8</text:p>
          </table:table-cell>
          <table:table-cell office:value-type="string" table:style-name="ce2">
            <text:p>STM32F405RGTx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://www.st.com/st-web-ui/static/active/en/resource/technical/document/datasheet/DM00037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TM32F405RGT6</text:p>
          </table:table-cell>
          <table:table-cell office:value-type="string" table:style-name="ce6">
            <text:p>511-STM32F405RGT6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9</text:p>
          </table:table-cell>
          <table:table-cell office:value-type="string" table:style-name="ce2">
            <text:p>USBLC6-2SC6</text:p>
          </table:table-cell>
          <table:table-cell office:value-type="string" table:style-name="ce1">
            <text:p>Package_TO_SOT_SMD:SOT-666</text:p>
          </table:table-cell>
          <table:table-cell office:value-type="string" table:style-name="ce1">
            <text:p>http://www2.st.com/resource/en/datasheet/CD00050750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USBLC6-2SC6</text:p>
          </table:table-cell>
          <table:table-cell office:value-type="string" table:style-name="ce6">
            <text:p>511-USBLC6-2SC6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10</text:p>
          </table:table-cell>
          <table:table-cell office:value-type="string" table:style-name="ce2">
            <text:p>TJA1051T-3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nxp.com/documents/data_sheet/TJA1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TJA1051T-3</text:p>
          </table:table-cell>
          <table:table-cell office:value-type="string" table:style-name="ce6">
            <text:p>771-TJA1051T/3/1J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U11</text:p>
          </table:table-cell>
          <table:table-cell office:value-type="string" table:style-name="ce2">
            <text:p>R-78E5.0-0.5</text:p>
          </table:table-cell>
          <table:table-cell office:value-type="string" table:style-name="ce1">
            <text:p>Converter_DCDC:Converter_DCDC_RECOM_R-78E-0.5_THT</text:p>
          </table:table-cell>
          <table:table-cell office:value-type="string" table:style-name="ce1">
            <text:p>https://www.recom-power.com/pdf/Innoline/R-78Exx-0.5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-78E5.0-0.5</text:p>
          </table:table-cell>
          <table:table-cell office:value-type="string" table:style-name="ce3">
            <text:p>919-R-78E5.0-0.5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U12</text:p>
          </table:table-cell>
          <table:table-cell office:value-type="string" table:style-name="ce2">
            <text:p>LP5907MFX-3.3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ds/symlink/lp5907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P5907MFX-3.3</text:p>
          </table:table-cell>
          <table:table-cell office:value-type="string" table:style-name="ce3">
            <text:p>595-LP5907MFX-3.3NPB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Y1</text:p>
          </table:table-cell>
          <table:table-cell office:value-type="string" table:style-name="ce2">
            <text:p>MCSJK-7I-8.00-18-10-60-B-10</text:p>
          </table:table-cell>
          <table:table-cell office:value-type="string" table:style-name="ce1">
            <text:p>Crystal:Crystal_SMD_5032-4Pin_5.0x3.2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CSJK-7I-8.00-18-10-60-B-10</text:p>
          </table:table-cell>
          <table:table-cell table:style-name="ce2"/>
          <table:table-cell office:value-type="string" table:style-name="ce2">
            <text:p>2854012</text:p>
          </table:table-cell>
          <table:table-cell table:number-columns-repeated="2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Stuff that's probably already somewhere on your workbench</text:p>
          </table:table-cell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4</text:p>
          </table:table-cell>
          <table:table-cell office:value-type="string" table:style-name="ce2">
            <text:p>R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5</text:p>
          </table:table-cell>
          <table:table-cell office:value-type="string" table:style-name="ce2">
            <text:p>GREEN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6</text:p>
          </table:table-cell>
          <table:table-cell office:value-type="string" table:style-name="ce2">
            <text:p>BLUE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8</text:p>
          </table:table-cell>
          <table:table-cell office:value-type="string" table:style-name="ce2">
            <text:p>L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FID1-FID6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Fiducial:Fiducial_0.5mm_Mask1.5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mechanical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H1-H9</text:p>
          </table:table-cell>
          <table:table-cell office:value-type="string" table:style-name="ce2">
            <text:p>M3</text:p>
          </table:table-cell>
          <table:table-cell office:value-type="string" table:style-name="ce1">
            <text:p>MountingHole:MountingHole_3.2mm_M3_Pad_Vi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mechanical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1-J3</text:p>
          </table:table-cell>
          <table:table-cell office:value-type="string" table:style-name="ce2">
            <text:p>PHASE WIRE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8 AWG silicone wire BLUE + cable lug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4, J5</text:p>
          </table:table-cell>
          <table:table-cell office:value-type="string" table:style-name="ce2">
            <text:p>BUSBAR</text:p>
          </table:table-cell>
          <table:table-cell office:value-type="string" table:style-name="ce1">
            <text:p>moje:busbar1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3x4x230 square copper profile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6</text:p>
          </table:table-cell>
          <table:table-cell office:value-type="string" table:style-name="ce2">
            <text:p>IN+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RED + cable lug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7</text:p>
          </table:table-cell>
          <table:table-cell office:value-type="string" table:style-name="ce2">
            <text:p>IN-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BLACK + cable lug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8</text:p>
          </table:table-cell>
          <table:table-cell office:value-type="string" table:style-name="ce2">
            <text:p>SWD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2.54 5 pin header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9</text:p>
          </table:table-cell>
          <table:table-cell office:value-type="string" table:style-name="ce2">
            <text:p>RC PWM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1</text:p>
          </table:table-cell>
          <table:table-cell office:value-type="string" table:style-name="ce2">
            <text:p>THROTTLE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2</text:p>
          </table:table-cell>
          <table:table-cell office:value-type="string" table:style-name="ce2">
            <text:p>MOTOR SENSOR</text:p>
          </table:table-cell>
          <table:table-cell office:value-type="string" table:style-name="ce1">
            <text:p>Connector_PinHeader_2.54mm:PinHeader_1x06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3</text:p>
          </table:table-cell>
          <table:table-cell office:value-type="string" table:style-name="ce2">
            <text:p>THROTTLE 2 (BRAKE)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4</text:p>
          </table:table-cell>
          <table:table-cell office:value-type="string" table:style-name="ce2">
            <text:p>SERIAL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5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J15</text:p>
          </table:table-cell>
          <table:table-cell office:value-type="string" table:style-name="ce2">
            <text:p>IGNITION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2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6</text:p>
          </table:table-cell>
          <table:table-cell office:value-type="string" table:style-name="ce2">
            <text:p>CAN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4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enclosure</text:p>
          </table:table-cell>
          <table:table-cell office:value-type="string" table:style-name="ce2">
            <text:p>45x120x240 mm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ZOMK AK-C-B69</text:p>
          </table:table-cell>
          <table:table-cell office:value-type="string" table:style-name="ce9">
            <text:p><text:a xlink:href="https://www.aliexpress.com/item/32573857288.html?storeId=505449&amp;spm=2114.12010612.8148356.5.2d461a619vvT8V">https://www.aliexpress.com/item/32573857288.html?storeId=505449&amp;spm=2114.12010612.8148356.5.2d461a619vvT8V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0"/>
          <table:table-cell table:number-columns-repeated="2" table:style-name="ce2"/>
          <table:table-cell table:number-columns-repeated="16372" table:style-name="ce1"/>
        </table:table-row>
        <table:table-row table:number-rows-repeated="5" table:style-name="ro1">
          <table:table-cell table:number-columns-repeated="10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0"/>
          <table:table-cell table:number-columns-repeated="5" table:style-name="ce1"/>
          <table:table-cell table:style-name="ce2"/>
          <table:table-cell table:number-columns-repeated="16368"/>
        </table:table-row>
        <table:table-row table:number-rows-repeated="6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number-rows-repeated="28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1048442" table:style-name="ro1">
          <table:table-cell table:number-columns-repeated="16384"/>
        </table:table-row>
      </table:table>
      <table:table table:name="Lis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povezava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>65WAT</dc:creator>
    <meta:creation-date>2006-09-16T00:00:00Z</meta:creation-date>
    <dc:date>2019-07-17T21:34:49Z</dc:date>
  </office:meta>
</office:document-meta>
</file>